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fo:font-weight="bold" officeooo:rsid="00130a25" officeooo:paragraph-rsid="00130a25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fo:font-size="21pt" fo:font-weight="bold" officeooo:rsid="00130a25" officeooo:paragraph-rsid="0014ba57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fo:font-size="21pt" fo:font-weight="normal" officeooo:rsid="00130a25" officeooo:paragraph-rsid="00130a25" style:font-size-asian="18.3500003814697pt" style:font-weight-asian="normal" style:font-size-complex="21pt" style:font-weight-complex="normal"/>
    </style:style>
    <style:style style:name="P4" style:family="paragraph" style:parent-style-name="Standard">
      <style:text-properties fo:font-size="14pt" fo:font-weight="normal" officeooo:rsid="0014ba57" officeooo:paragraph-rsid="0014ba57" style:font-size-asian="12.25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bold" officeooo:rsid="00163188" officeooo:paragraph-rsid="00163188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normal" officeooo:rsid="00163188" officeooo:paragraph-rsid="00163188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fo:font-size="14pt" fo:font-style="italic" fo:font-weight="bold" officeooo:rsid="001889c6" officeooo:paragraph-rsid="001889c6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6pt" fo:font-weight="bold" officeooo:rsid="00163188" officeooo:paragraph-rsid="00163188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font-weight="bold" officeooo:rsid="0017cb1e" officeooo:paragraph-rsid="0017cb1e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paragraph-rsid="001889c6"/>
    </style:style>
    <style:style style:name="P11" style:family="paragraph" style:parent-style-name="Text_20_body">
      <style:text-properties fo:font-style="italic" officeooo:rsid="001889c6" officeooo:paragraph-rsid="001889c6" style:font-style-asian="italic" style:font-style-complex="italic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ba57" style:font-size-asian="14pt" style:font-size-complex="16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normal" officeooo:rsid="001889c6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fo:font-weight="normal" officeooo:rsid="001889c6" style:font-size-asian="12.25pt" style:font-weight-asian="normal" style:font-size-complex="14pt" style:font-weight-complex="normal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0 – Reflections</text:p>
      <text:p text:style-name="P1"><text:span text:style-name="T1"/></text:p>
      <text:p text:style-name="P1"><text:span text:style-name="T1">Psychology of testing at SourceDemo</text:span></text:p>
      <text:p text:style-name="P1"><text:span text:style-name="T3"/></text:p>
      <text:p text:style-name="P3"><text:span text:style-name="T3">Actually testing SoureDemo was pretty straight forward as the complexity was low. It was a simple website with little or few functions. I think a had a kind of confirmation bias that everything just could go well. Also the environment feels kind of small and static. </text:span></text:p>
      <text:p text:style-name="P3"><text:span text:style-name="T3"/></text:p>
      <text:p text:style-name="P2"><text:span text:style-name="T1">Psychology of testing at </text:span><text:span text:style-name="T2">RosarioSIS</text:span></text:p>
      <text:p text:style-name="P2"><text:span text:style-name="T2"/></text:p>
      <text:p text:style-name="P4">Testing RosarioSIS felt quite like the opposite. It is a highly horribly complex application where one can get easily lost. I more than once thought do I need some input data for the other tests to work or data in the database – am I logged in as the right user etc. Finally I thought that I was running the same tests over and over with no results. I think that’s called the pesticide paradox. Just rubbing on the shell but not really penetrating deeply to have any effect at all. </text:p>
      <text:p text:style-name="P2"><text:span text:style-name="T2"/></text:p>
      <text:p text:style-name="P8">The improvements of STLC</text:p>
      <text:p text:style-name="P6">The Software tesing life cycle was of great help as it provided kind of a structure on what would be a real chaos where you don’t know where’s the tail and the head of the beast. Although those two web application were entirely different the STLC was kind of a light in the dark preventing me from getting lost. It took considerable more time to think about requirements on the RosarioSIS web application or page. STLC helped me a lot with the traceability matrix to link so that every feature was linked to a requirement. </text:p>
      <text:p text:style-name="P6"/>
      <text:p text:style-name="P9">Lessons learned as a supposed QA engineer</text:p>
      <text:p text:style-name="P7"><text:span text:style-name="T8">from CI/CD – Integration: </text:span></text:p>
      <text:p text:style-name="P10"><text:span text:style-name="T6"><text:tab/>- </text:span><text:span text:style-name="T5">Automated tests are useless if they aren't integrated into the workflow.</text:span></text:p>
      <text:p text:style-name="P11"><text:span text:style-name="T5">from context driven testing:</text:span></text:p>
      <text:p text:style-name="P11"><text:span text:style-name="T5"><text:tab/>- </text:span><text:span text:style-name="T7">as SourceDemo was pretty straight forward and minimalistic I learned on <text:tab/><text:tab/>RosarioSIS to apply strategy</text:span><text:span text:style-name="T5"><text:tab/></text:span></text:p>
      <text:p text:style-name="P10"><text:span text:style-name="T5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1:26:53.685169733</meta:creation-date>
    <dc:date>2026-04-02T11:51:13.008083103</dc:date>
    <meta:editing-duration>PT24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90" meta:character-count="1663" meta:non-whitespace-character-count="1373"/>
  </office:meta>
</office:document-meta>
</file>